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SBSymbol" svg:font-family="LSBSymbol" style:font-pitch="variable"/>
    <style:font-face style:name="Papyrus" svg:font-family="Papyr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draw:fill="none" fo:min-height="6.771cm"/>
    </style:style>
    <style:style style:name="gr5" style:family="graphic" style:parent-style-name="standard">
      <style:graphic-properties draw:stroke="none" draw:fill="none" fo:min-height="9.95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line-height="100%" fo:text-align="center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loext:graphic-properties draw:fill="none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fo:font-size="26pt" style:font-size-asian="26pt" style:font-size-complex="26pt"/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bold" style:font-name-asian="LSBSymbol" style:font-size-asian="28pt" style:language-asian="ar" style:country-asian="SA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font-name="Segoe UI1" fo:font-size="32pt" fo:language="en" fo:country="US" fo:font-style="normal" fo:text-shadow="none" style:text-underline-style="none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Segoe UI1" fo:font-size="36pt" fo:language="en" fo:country="US" fo:font-style="normal" fo:text-shadow="none" style:text-underline-style="none" fo:font-weight="normal" style:letter-kerning="true" style:font-name-asian="LSBSymbol" style:font-size-asian="36pt" style:language-asian="ar" style:country-asian="SA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normal" style:letter-kerning="true" style:font-name-asian="LSBSymbol" style:font-size-asian="36pt" style:language-asian="ar" style:country-asian="SA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LSBSymbol" style:font-size-asian="36pt" style:language-asian="ar" style:country-asian="SA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Segoe UI1" fo:font-size="36pt" fo:language="en" fo:country="US" fo:font-style="italic" fo:text-shadow="none" style:text-underline-style="none" fo:font-weight="bold" style:font-name-asian="LSBSymbol" style:font-size-asian="36pt" style:language-asian="ar" style:country-asian="SA" style:font-style-asian="italic" style:font-weight-asian="bold" style:font-size-complex="36pt" style:font-style-complex="italic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Segoe UI1" fo:font-size="24pt" fo:language="en" fo:country="US" fo:font-style="normal" fo:text-shadow="none" style:text-underline-style="none" fo:font-weight="bold" style:letter-kerning="true" style:font-name-asian="LSBSymbol" style:font-size-asian="24pt" style:language-asian="ar" style:country-asian="SA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32pt" fo:language="en" fo:country="US" fo:font-style="normal" fo:text-shadow="none" style:text-underline-style="none" fo:font-weight="bold" style:letter-kerning="true" style:font-name-asian="LSBSymbol" style:font-size-asian="32pt" style:language-asian="ar" style:country-asian="SA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Segoe UI1" fo:font-size="24pt" fo:language="en" fo:country="US" fo:font-style="normal" fo:text-shadow="none" style:text-underline-style="none" fo:font-weight="bold" style:letter-kerning="true" style:font-name-asian="Papyrus" style:font-size-asian="24pt" style:language-asian="ar" style:country-asian="SA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egoe UI1" fo:font-size="36pt" fo:language="en" fo:country="US" fo:font-style="normal" fo:text-shadow="none" style:text-underline-style="none" fo:font-weight="bold" style:letter-kerning="true" style:font-name-asian="Papyrus" style:font-size-asian="36pt" style:language-asian="ar" style:country-asian="SA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egoe UI1" fo:font-size="34pt" fo:language="en" fo:country="US" fo:font-style="normal" fo:text-shadow="none" style:text-underline-style="none" fo:font-weight="bold" style:letter-kerning="true" style:font-name-asian="Papyrus" style:font-size-asian="34pt" style:language-asian="ar" style:country-asian="SA" style:font-style-asian="normal" style:font-weight-asian="bold" style:font-name-complex="Mangal" style:font-size-complex="3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1" fo:font-size="36pt" fo:language="en" fo:country="US" fo:font-style="normal" fo:text-shadow="none" style:text-underline-style="none" fo:font-weight="bold" style:letter-kerning="true" style:font-name-asian="Papyrus" style:font-size-asian="36pt" style:language-asian="ar" style:country-asian="SA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Segoe UI1" fo:font-size="32pt" fo:language="en" fo:country="US" fo:font-style="normal" fo:text-shadow="1pt 1pt" style:text-underline-style="none" fo:font-weight="normal" style:letter-kerning="true" style:font-name-asian="Papyrus" style:font-size-asian="32pt" style:language-asian="ar" style:country-asian="SA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egoe UI1" fo:font-size="16pt" fo:language="en" fo:country="US" fo:font-style="normal" fo:text-shadow="1pt 1pt" style:text-underline-style="none" fo:font-weight="normal" style:letter-kerning="true" style:font-name-asian="Papyrus" style:font-size-asian="16pt" style:language-asian="ar" style:country-asian="SA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Papyrus" style:font-size-asian="20pt" style:language-asian="ar" style:country-asian="SA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language="en" fo:country="US" fo:font-style="normal" fo:text-shadow="none" style:text-underline-style="none" fo:font-weight="normal" style:letter-kerning="true" style:font-name-asian="Papyrus" style:font-size-asian="20pt" style:language-asian="ar" style:country-asian="SA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5.4cm" svg:height="3.465cm" svg:x="1.27cm" svg:y="0.599cm">
          <draw:text-box>
            <text:p text:style-name="P1"><text:span text:style-name="T1">Hymn #537</text:span></text:p>
            <text:p text:style-name="P1"><text:span text:style-name="T2">“</text:span><text:span text:style-name="T2">Beautiful Savi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office:forms form:automatic-focus="false" form:apply-design-mode="false"/>
        <draw:frame draw:style-name="gr3" draw:text-style-name="P4" draw:layer="layout" svg:width="24.892cm" svg:height="7.011cm" svg:x="1.524cm" svg:y="0.599cm">
          <draw:text-box>
            <text:p text:style-name="P1"><text:span text:style-name="T3">1.</text:span><text:span text:style-name="T4"> </text:span><text:span text:style-name="T5">Beautiful Savior, <text:s/>King of creation,</text:span><text:span text:style-name="T5"><text:line-break/></text:span><text:span text:style-name="T5">Son of God and Son of Man!</text:span><text:span text:style-name="T5"><text:line-break/></text:span><text:span text:style-name="T5">Truly I’d love Thee, <text:s/>Truly I’d serve Thee,</text:span><text:span text:style-name="T5"><text:line-break/></text:span><text:span text:style-name="T5">Light of my soul, my joy, my crown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office:forms form:automatic-focus="false" form:apply-design-mode="false"/>
        <draw:frame draw:style-name="gr3" draw:text-style-name="P6" draw:layer="layout" svg:width="25.908cm" svg:height="7.011cm" svg:x="1.27cm" svg:y="0.599cm">
          <draw:text-box>
            <text:p text:style-name="P5"><text:span text:style-name="T7">2.</text:span><text:span text:style-name="T5"> </text:span><text:span text:style-name="T8">Fair are the meadows, Fair are the woodlands,</text:span><text:span text:style-name="T5"><text:line-break/></text:span><text:span text:style-name="T5">Robed in flow’rs of blooming spring;</text:span><text:span text:style-name="T5"><text:line-break/></text:span><text:span text:style-name="T5">Jesus is fairer, <text:s/>Jesus is purer,</text:span><text:span text:style-name="T5"><text:line-break/></text:span><text:span text:style-name="T5">He makes our sorr’wing spirit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 presentation:presentation-page-layout-name="AL1T0">
        <office:forms form:automatic-focus="false" form:apply-design-mode="false"/>
        <draw:frame draw:style-name="gr4" draw:text-style-name="P7" draw:layer="layout" svg:width="25.4cm" svg:height="7.021cm" svg:x="1.27cm" svg:y="0.853cm">
          <draw:text-box>
            <text:p text:style-name="P1"><text:span text:style-name="T9">3.</text:span><text:span text:style-name="T10"> </text:span><text:span text:style-name="T11">Fair is the sunshine, Fair is the moonlight,</text:span><text:span text:style-name="T12"><text:line-break/></text:span><text:span text:style-name="T12">Bright the sparkling stars on high;</text:span></text:p>
            <text:p text:style-name="P1"><text:span text:style-name="T12">Jesus shines brighter, <text:s/>Jesus shines purer</text:span><text:span text:style-name="T12"><text:line-break/></text:span><text:span text:style-name="T12">Than all the angels in the sk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 presentation:presentation-page-layout-name="AL1T0">
        <office:forms form:automatic-focus="false" form:apply-design-mode="false"/>
        <draw:frame draw:style-name="gr5" draw:text-style-name="P9" draw:layer="layout" svg:width="25.4cm" svg:height="10.204cm" svg:x="1.27cm" svg:y="0.7cm">
          <draw:text-box>
            <text:p text:style-name="P1"><text:span text:style-name="T9">4. </text:span><text:span text:style-name="T12">Beautiful Savior, <text:s/>Lord of the nations,</text:span><text:span text:style-name="T12"><text:line-break/></text:span><text:span text:style-name="T12">Son of God and Son of Man!</text:span><text:span text:style-name="T12"><text:line-break/></text:span><text:span text:style-name="T12">Glory and honor, <text:s/>Praise, adoration</text:span><text:span text:style-name="T12"><text:line-break/></text:span><text:span text:style-name="T12">Now and forevermore be Thine!</text:span></text:p>
            <text:p text:style-name="P8"><text:span text:style-name="T13"/></text:p>
            <text:p text:style-name="P8"><text:span text:style-name="T14"/></text:p>
            <text:p text:style-name="P8"><text:span text:style-name="T15"><text:s/></text:span><text:span text:style-name="T16"><text:s text:c="5"/></text:span><text:span text:style-name="T1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SBSymbol" svg:font-family="LSBSymbol" style:font-pitch="variable"/>
    <style:font-face style:name="Papyrus" svg:font-family="Papyr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1-09T09:18:28.395000000</meta:creation-date>
    <dc:date>2019-01-10T13:22:38.049000000</dc:date>
    <meta:editing-duration>PT29M42S</meta:editing-duration>
    <meta:editing-cycles>21</meta:editing-cycles>
    <meta:generator>LibreOffice/6.0.7.3$Windows_X86_64 LibreOffice_project/dc89aa7a9eabfd848af146d5086077aeed2ae4a5</meta:generator>
    <meta:document-statistic meta:object-count="103"/>
  </office:meta>
</office:document-meta>
</file>